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9846in" fo:margin-right="0in" fo:text-indent="0in" style:auto-text-indent="false"/>
    </style:style>
    <style:style style:name="P3" style:family="paragraph" style:parent-style-name="Standard" style:list-style-name="L3"/>
    <style:style style:name="P4" style:family="paragraph" style:parent-style-name="Standard" style:list-style-name="L3">
      <style:paragraph-properties fo:margin-left="0in" fo:margin-right="0in" fo:text-indent="0in" style:auto-text-indent="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paragraph-properties fo:margin-left="0in" fo:margin-right="0in" fo:text-indent="0in" style:auto-text-indent="false"/>
    </style:style>
    <style:style style:name="P9" style:family="paragraph" style:parent-style-name="Text_20_body" style:list-style-name="L3">
      <style:paragraph-properties fo:margin-left="0in" fo:margin-right="0in" fo:text-indent="0in" style:auto-text-indent="false"/>
    </style:style>
    <style:style style:name="P10" style:family="paragraph" style:parent-style-name="Text_20_body" style:list-style-name="L5">
      <style:paragraph-properties fo:margin-left="0.4925in" fo:margin-right="0in" fo:text-indent="0in" style:auto-text-indent="false"/>
    </style:style>
    <style:style style:name="P11" style:family="paragraph" style:parent-style-name="Text_20_body" style:list-style-name="L6">
      <style:paragraph-properties fo:margin-left="0.4925in" fo:margin-right="0in" fo:text-indent="0in" style:auto-text-indent="false"/>
    </style:style>
    <style:style style:name="P12" style:family="paragraph" style:parent-style-name="Text_20_body" style:list-style-name="L7">
      <style:paragraph-properties fo:margin-left="0.4925in" fo:margin-right="0in" fo:text-indent="0in" style:auto-text-indent="false"/>
    </style:style>
    <style:style style:name="P13" style:family="paragraph" style:parent-style-name="Text_20_body" style:list-style-name="L9">
      <style:paragraph-properties fo:margin-left="0.4925in" fo:margin-right="0in" fo:text-indent="0in" style:auto-text-indent="false"/>
    </style:style>
    <style:style style:name="P14" style:family="paragraph" style:parent-style-name="Text_20_body" style:list-style-name="L8">
      <style:paragraph-properties fo:margin-left="0.9846in" fo:margin-right="0in" fo:text-indent="0in" style:auto-text-indent="false"/>
    </style:style>
    <style:style style:name="T1" style:family="text">
      <style:text-properties fo:font-style="normal" style:font-style-asian="normal" style:font-style-complex="normal"/>
    </style:style>
    <style:style style:name="T2" style:family="text">
      <style:text-properties fo:font-style="italic"/>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25in" text:min-label-width="0.25in"/>
        <style:text-properties style:font-name="StarSymbol"/>
      </text:list-level-style-bullet>
      <text:list-level-style-bullet text:level="9" text:style-name="Bullet_20_Symbols" style:num-suffix="." text:bullet-char="■">
        <style:list-level-properties text:space-before="3.75in" text:min-label-width="0.25in"/>
        <style:text-properties style:font-name="StarSymbol"/>
      </text:list-level-style-bullet>
      <text:list-level-style-bullet text:level="10" text:style-name="Bullet_20_Symbols" style:num-suffix="." text:bullet-char="●">
        <style:list-level-properties text:space-before="4.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le 3 Demo 8: Examining VisualVM Capabilities</text:h>
      <text:p text:style-name="Text_20_body">This exercise demonstrates the monitoring capabilities of the VisualVM utility.</text:p>
      <text:p text:style-name="Text_20_body">Slide id: 111</text:p>
      <text:h text:style-name="Heading_20_3" text:outline-level="3">Required Software</text:h>
      <text:list text:style-name="L1">
        <text:list-item>
          <text:p text:style-name="P5">Any OS</text:p>
        </text:list-item>
        <text:list-item>
          <text:p text:style-name="P5">JDK 1.6 or higher</text:p>
        </text:list-item>
      </text:list>
      <text:p text:style-name="P1">Note: Although you must launch VisualVM using JDK 1.6 or higher, but VisualVM can monitor applications using JDK 1.4.2 and later. The more recent the JDK running the monitored application, the more VisualVM features are available. (For additional information, see the feature matrix on <text:a xlink:type="simple" xlink:href="https://visualvm.dev.java.net/">https://visualvm.dev.java.net</text:a>). </text:p>
      <text:list text:style-name="L1">
        <text:list-item text:start-value="1">
          <text:p text:style-name="P5">VisualVM</text:p>
        </text:list-item>
      </text:list>
      <text:p text:style-name="P1">VisualVM is included in Java SE 6 update 7 (jdk 1.6.0_u7). If you are running an earlier version of Java SE you can download VisualVM from: <text:a xlink:type="simple" xlink:href="http://visualvm.dev.java.net/">http://visualvm.dev.java.net</text:a>. </text:p>
      <text:list text:style-name="L1">
        <text:list-item text:start-value="1">
          <text:p text:style-name="P5">Java2Demo </text:p>
        </text:list-item>
      </text:list>
      <text:p text:style-name="P1">Located in: &lt;JDK install dir&gt;/demo/jfc/Java2D/Java2Demo.jar</text:p>
      <text:h text:style-name="Heading_20_3" text:outline-level="3">Objective</text:h>
      <text:list text:style-name="L2">
        <text:list-item>
          <text:p text:style-name="P6">Examine the GC monitoring capabilities of the VisualVM utility.</text:p>
        </text:list-item>
      </text:list>
      <text:h text:style-name="Heading_20_3" text:outline-level="3">Preparations</text:h>
      <text:p text:style-name="Text_20_body">Verify and if required download and install VisualVM.</text:p>
      <text:list text:style-name="L3">
        <text:list-item>
          <text:p text:style-name="P7">Verify if you are running Java SE 6 update 7 or later. To check enter the following command on a terminal window:</text:p>
        </text:list-item>
      </text:list>
      <text:p text:style-name="P1"><text:s/>java -version</text:p>
      <text:list text:style-name="L4">
        <text:list-item>
          <text:list>
            <text:list-header>
              <text:p text:style-name="P8">If the response is: java version "1.6.0_07" or later you can bypass the following VisualVM installation step.</text:p>
            </text:list-header>
          </text:list>
        </text:list-item>
      </text:list>
      <text:list text:style-name="L3" text:continue-numbering="true">
        <text:list-header>
          <text:p text:style-name="P3"/>
        </text:list-header>
        <text:list-item>
          <text:p text:style-name="P9">Down load and <text:s/>install VisualVM from <text:a xlink:type="simple" xlink:href="http://visualvm.dev.java.net/">http://visualvm.dev.java.net</text:a>. </text:p>
        </text:list-item>
        <text:list-item>
          <text:p text:style-name="P9">Add the bin subdirectory of the VisualVM install directory to the OS PATH variable.</text:p>
          <text:p text:style-name="P4"/>
        </text:list-item>
      </text:list>
      <text:h text:style-name="Heading_20_3" text:outline-level="3">Instructions</text:h>
      <text:list text:style-name="L3">
        <text:list-item text:start-value="1">
          <text:p text:style-name="P7">Open a command line window and and change directory to the Java2D demo directory:</text:p>
        </text:list-item>
      </text:list>
      <text:p text:style-name="P1">cd &lt;JDK install dir&gt;<text:span text:style-name="T1">/demo/jfc/Java2D</text:span></text:p>
      <text:list text:style-name="L3" text:continue-numbering="true">
        <text:list-item>
          <text:p text:style-name="P7">In a different command line window, run the Java2Demo. It is located in the &lt;JDK install dir&gt;<text:span text:style-name="T2">/demo/jfc/Java2D/</text:span> directory. </text:p>
        </text:list-item>
      </text:list>
      <text:p text:style-name="P1"><text:soft-page-break/>java -client -Xmx12m -Xms3m -Xmn1m -XX:MaxPermSize=3m -XX:PermSize=1m <text:s/><text:line-break/>-jar <text:s/>Java2Demo.jar </text:p>
      <text:list text:style-name="L3" text:continue-numbering="true">
        <text:list-item>
          <text:p text:style-name="P7">Launch VisualVM</text:p>
        </text:list-item>
      </text:list>
      <text:list text:style-name="L5">
        <text:list-item>
          <text:p text:style-name="P10">If you are using <text:s/>Java SE 6 update 7 or later run the following command in a command line window:</text:p>
        </text:list-item>
      </text:list>
      <text:p text:style-name="P2">jvisualvm</text:p>
      <text:list text:style-name="L6">
        <text:list-item>
          <text:p text:style-name="P11">If you had installed VisualVM in step 1, run the following command in a command line window:</text:p>
        </text:list-item>
      </text:list>
      <text:p text:style-name="P2">visualvm</text:p>
      <text:p text:style-name="P1">Examine the resulting VisualVM GUI. You should notice the following tabs: Start Page; Application.</text:p>
      <text:list text:style-name="L3" text:continue-numbering="true">
        <text:list-item>
          <text:p text:style-name="P7">Examine the Start Page tab. This tab displays the first time you launch VisualVM. It contains links to a set of user guides. </text:p>
        </text:list-item>
      </text:list>
      <text:list text:style-name="L7">
        <text:list-item>
          <text:p text:style-name="P12">Applications tab</text:p>
        </text:list-item>
      </text:list>
      <text:p text:style-name="P2">The Applications tab contains three nodes: </text:p>
      <text:list text:style-name="L8">
        <text:list-item>
          <text:p text:style-name="P14">Local , Remote and Snapshot. The local shows auto-discovered Java processes which can be monitored. </text:p>
        </text:list-item>
      </text:list>
      <text:list text:style-name="L3" text:continue-numbering="true">
        <text:list-item>
          <text:p text:style-name="P7">Examine the Applications tab and notice that it contains three nodes: </text:p>
        </text:list-item>
      </text:list>
      <text:list text:style-name="L9">
        <text:list-item>
          <text:p text:style-name="P13">Local</text:p>
        </text:list-item>
      </text:list>
      <text:p text:style-name="P2">The Local node shows auto-discovered Java processes which can be monitored. Specific JMX connections can be added locally (or remotely). </text:p>
      <text:list text:style-name="L9">
        <text:list-item text:start-value="1">
          <text:p text:style-name="P13">Remote</text:p>
        </text:list-item>
      </text:list>
      <text:p text:style-name="P2">The Remote node lists Java processes running on remote hosts. Monitoring remote JVMs <text:s/>require either specific JMX connection and or the jstatd daemon to be running on the remote machine. If the jstatd daemon is running on the remote machine, Java processes which can be monitored are automatically discovered and displayed under the remote hosts. </text:p>
      <text:list text:style-name="L9">
        <text:list-item text:start-value="1">
          <text:p text:style-name="P13">Snapshot</text:p>
        </text:list-item>
      </text:list>
      <text:p text:style-name="P2">The Snapshots node enables profiler snapshots to be saved and re-opened later. </text:p>
      <text:p text:style-name="P2">If you right click on the Java2Demo, you will see there are options to; capture a thread dump, heap dump, profile, take an application snapshot, enable a heap dump on an out of memory error and open which will open a panel on the right. Thread dumps and heap dumps are added below the Java process node on the right. They can be analyzed, renamed or removed at any time. </text:p>
      <text:list text:style-name="L3" text:continue-numbering="true">
        <text:list-item>
          <text:p text:style-name="P7">Select and open the Java2Demo application. You should notice an overall panel for the Java2Demo application open on the right containing 4 sub-panels. The number of sub-panels displayed for a monitored application varies depending on the version of the JVM running the application and whether the application is remote or local. (See the feature matrix on <text:a xlink:type="simple" xlink:href="https://visualvm.dev.java.net/">https://visualvm.dev.java.net</text:a>). </text:p>
        </text:list-item>
      </text:list>
      <text:p text:style-name="P1">If you are running the Java2Demo as a local application running on a Java 6 JVM, you should <text:soft-page-break/>see four sub-panels; Overview, Monitor, Threads, Profiler. </text:p>
      <text:list text:style-name="L3" text:continue-numbering="true">
        <text:list-item>
          <text:p text:style-name="P7">Open and examine each (VisualVM) sub-panel of the Java2Demo application. </text:p>
        </text:list-item>
      </text:list>
      <text:p text:style-name="P1">The Threads panel provides a picture of what Java threads are doing what in the application. The Profiler tab provides the ability to do either CPU profiling or heap (memory) profiling. Any saved profiled snapshots will be places under the Snapshots node in the left panel. </text:p>
      <text:list text:style-name="L3" text:continue-numbering="true">
        <text:list-item>
          <text:p text:style-name="P7">You should note the following.</text:p>
        </text:list-item>
      </text:list>
      <text:p text:style-name="P1">VisualVM can be custom extended via plug-in module for any application to be monitored. Select the Tools &gt; Plugins option. If selected, you'll see some already bundled plug-ins. A custom plugin could be developed and installed using this mechanism too. <text:s/></text:p>
      <text:p text:style-name="P1">An existing JConsole plug-in can be integrated and used in VisualVM by installing the VisualVM-JConsole plug-in. </text:p>
      <text:list text:style-name="L3" text:continue-numbering="true">
        <text:list-item>
          <text:p text:style-name="P7">Exit the Java2Demo and the VisualVM applic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asok</meta:initial-creator>
    <meta:creation-date>2008-06-26T11:17:04</meta:creation-date>
    <dc:creator>charlie hunt</dc:creator>
    <dc:date>2008-07-30T11:51:18</dc:date>
    <dc:language>en-US</dc:language>
    <meta:editing-cycles>20</meta:editing-cycles>
    <meta:editing-duration>PT9H52M27S</meta:editing-duration>
    <meta:user-defined meta:name="Info 1"/>
    <meta:user-defined meta:name="Info 2"/>
    <meta:user-defined meta:name="Info 3"/>
    <meta:user-defined meta:name="Info 4"/>
    <meta:document-statistic meta:table-count="0" meta:image-count="0" meta:object-count="0" meta:page-count="3" meta:paragraph-count="51" meta:word-count="742" meta:character-count="4568"/>
  </office:meta>
</office:document-meta>
</file>